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4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Temperatur 22.0 +/- 0.5</text:p>
          </table:table-cell>
          <table:table-cell office:value-type="float" office:value="295.15">
            <text:p>295.15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1">
          <table:table-cell office:value-type="string">
            <text:p>Druck 52+48.6 +/- 0.1</text:p>
          </table:table-cell>
          <table:table-cell office:value-type="float" office:value="102600">
            <text:p>102600</text:p>
          </table:table-cell>
          <table:table-cell office:value-type="string">
            <text:p>pa</text:p>
          </table:table-cell>
          <table:table-cell table:number-columns-repeated="4"/>
        </table:table-row>
        <table:table-row table:style-name="ro1">
          <table:table-cell office:value-type="string">
            <text:p>Waage: <text:s/>Systematisch +/- 0.2mg</text:p>
          </table:table-cell>
          <table:table-cell table:number-columns-repeated="6"/>
        </table:table-row>
        <table:table-row table:style-name="ro1">
          <table:table-cell office:value-type="string">
            <text:p><text:s text:c="8"/>Zufällig +/- 0.1mg</text:p>
          </table:table-cell>
          <table:table-cell table:number-columns-repeated="6"/>
        </table:table-row>
        <table:table-row table:style-name="ro1">
          <table:table-cell office:value-type="string">
            <text:p>Dichte des Wassers lt. Diagramm in kg/m^3</text:p>
          </table:table-cell>
          <table:table-cell office:value-type="float" office:value="997.77">
            <text:p>997.77</text:p>
          </table:table-cell>
          <table:table-cell office:value-type="string">
            <text:p>kg/m^3</text:p>
          </table:table-cell>
          <table:table-cell office:value-type="string">
            <text:p>Nach Tabelle</text:p>
          </table:table-cell>
          <table:table-cell table:number-columns-repeated="3"/>
        </table:table-row>
        <table:table-row table:style-name="ro1">
          <table:table-cell office:value-type="string">
            <text:p>Rs für trockene Luft</text:p>
          </table:table-cell>
          <table:table-cell office:value-type="float" office:value="287.058">
            <text:p>287.058</text:p>
          </table:table-cell>
          <table:table-cell office:value-type="string">
            <text:p>J/(kg*K)</text:p>
          </table:table-cell>
          <table:table-cell table:number-columns-repeated="4"/>
        </table:table-row>
        <table:table-row table:style-name="ro1">
          <table:table-cell office:value-type="string">
            <text:p>Luftdichte</text:p>
          </table:table-cell>
          <table:table-cell table:formula="of:=[.B3]/([.B2]*[.B7])" office:value-type="float" office:value="1.21097427806007">
            <text:p>1.2109742781</text:p>
          </table:table-cell>
          <table:table-cell office:value-type="string">
            <text:p>kg/m^3</text:p>
          </table:table-cell>
          <table:table-cell office:value-type="string">
            <text:p>Nach Formel aus Wikipedia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office:value-type="string">
            <text:p>Kupfer</text:p>
          </table:table-cell>
          <table:table-cell office:value-type="string">
            <text:p>Sämtliche Unsicherheiten zzgl. Der oben angegebenen +/- 0.1mg</text:p>
          </table:table-cell>
          <table:table-cell table:number-columns-repeated="5"/>
        </table:table-row>
        <table:table-row table:style-name="ro1">
          <table:table-cell office:value-type="float" office:value="8.9938">
            <text:p>8.9938</text:p>
          </table:table-cell>
          <table:table-cell office:value-type="string">
            <text:p>Mittelwert</text:p>
          </table:table-cell>
          <table:table-cell table:formula="of:=MEDIAN([.A11:.A16])" office:value-type="float" office:value="8.9938">
            <text:p>8.9938</text:p>
          </table:table-cell>
          <table:table-cell office:value-type="string">
            <text:p>g</text:p>
          </table:table-cell>
          <table:table-cell office:value-type="string">
            <text:p>partial m1</text:p>
          </table:table-cell>
          <table:table-cell table:formula="of:=[.B6]/([.C11]+[.C27]-[.C43])-([.C11]*[.B6]-([.C43]-[.C27])*[.B8])/([.C11]+[.C27]-[.C43])^2" office:value-type="float" office:value="-7682.598515689">
            <text:p>-7682.598515689</text:p>
          </table:table-cell>
          <table:table-cell office:value-type="string">
            <text:p>Unsicherheit der Dichte</text:p>
          </table:table-cell>
        </table:table-row>
        <table:table-row table:style-name="ro1">
          <table:table-cell office:value-type="float" office:value="8.9941">
            <text:p>8.9941</text:p>
          </table:table-cell>
          <table:table-cell office:value-type="string">
            <text:p>Dichte</text:p>
          </table:table-cell>
          <table:table-cell table:formula="of:=([.C11]*[.B6]/1000-([.C43]/1000-[.C27]/1000)*[.B8])/([.C11]/1000-([.C43]/1000-[.C27]/1000))" office:value-type="float" office:value="8812.5092101589">
            <text:p>8812.5092101589</text:p>
          </table:table-cell>
          <table:table-cell office:value-type="string">
            <text:p>kg/m^3</text:p>
          </table:table-cell>
          <table:table-cell office:value-type="string">
            <text:p>partial m2</text:p>
          </table:table-cell>
          <table:table-cell table:formula="of:=[.B8]/([.C11]+[.C27]-[.C43])-([.C11]*[.B6]-([.C43]-[.C27])*[.B8])/([.C11]+[.C27]-[.C43])^2" office:value-type="float" office:value="-8662.30656299724">
            <text:p>-8662.3065629972</text:p>
          </table:table-cell>
          <table:table-cell table:formula="of:=SQRT(([.F11]*[.C13])^2+([.F12]*[.C29])^2+([.F13]*[.C45])^2)" office:value-type="float" office:value="26.7322458484695">
            <text:p>26.7322458485</text:p>
          </table:table-cell>
        </table:table-row>
        <table:table-row table:style-name="ro1">
          <table:table-cell office:value-type="float" office:value="8.9938">
            <text:p>8.9938</text:p>
          </table:table-cell>
          <table:table-cell office:value-type="string">
            <text:p>Unsicherheit</text:p>
          </table:table-cell>
          <table:table-cell table:formula="of:=STDEVP([.A11:.A16])/SQRT(6)" office:value-type="float" office:value="0.0000641901111570245">
            <text:p>6.41901111570245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1]+[.C27]-[.C43])-([.C11]*[.B6]-([.C43]-[.C27])*[.B8])/([.C11]+[.C27]-[.C43])^2" office:value-type="float" office:value="-8664.68755843188">
            <text:p>-8664.6875584319</text:p>
          </table:table-cell>
          <table:table-cell/>
        </table:table-row>
        <table:table-row table:style-name="ro1">
          <table:table-cell office:value-type="float" office:value="8.9941">
            <text:p>8.9941</text:p>
          </table:table-cell>
          <table:table-cell table:number-columns-repeated="6"/>
        </table:table-row>
        <table:table-row table:style-name="ro1">
          <table:table-cell office:value-type="float" office:value="8.9937">
            <text:p>8.9937</text:p>
          </table:table-cell>
          <table:table-cell table:number-columns-repeated="6"/>
        </table:table-row>
        <table:table-row table:style-name="ro1">
          <table:table-cell office:value-type="float" office:value="8.9938">
            <text:p>8.993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lu</text:p>
          </table:table-cell>
          <table:table-cell table:number-columns-repeated="6"/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Mittelwert</text:p>
          </table:table-cell>
          <table:table-cell table:formula="of:=MEDIAN([.A19:.A24])" office:value-type="float" office:value="2.75055">
            <text:p>2.75055</text:p>
          </table:table-cell>
          <table:table-cell office:value-type="string">
            <text:p>g</text:p>
          </table:table-cell>
          <table:table-cell office:value-type="string">
            <text:p>partial m1</text:p>
          </table:table-cell>
          <table:table-cell table:formula="of:=[.B6]/([.C19]+[.C27]-[.C35])-([.C19]*[.B6]-([.C35]-[.C27])*[.B8])/([.C19]+[.C27]-[.C35])^2" office:value-type="float" office:value="-1675.41926929503">
            <text:p>-1675.419269295</text:p>
          </table:table-cell>
          <table:table-cell office:value-type="string">
            <text:p>Unsicherheit der Dichte</text:p>
          </table:table-cell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Dichte</text:p>
          </table:table-cell>
          <table:table-cell table:formula="of:=([.C19]*[.B6]/1000-([.C35]/1000-[.C27]/1000)*[.B8])/([.C19]/1000-([.C35]/1000-[.C27]/1000))" office:value-type="float" office:value="2699.66089374989">
            <text:p>2699.6608937499</text:p>
          </table:table-cell>
          <table:table-cell office:value-type="string">
            <text:p>kg/m^3</text:p>
          </table:table-cell>
          <table:table-cell office:value-type="string">
            <text:p>partial m2</text:p>
          </table:table-cell>
          <table:table-cell table:formula="of:=[.B8]/([.C19]+[.C27]-[.C35])-([.C19]*[.B6]-([.C35]-[.C27])*[.B8])/([.C19]+[.C27]-[.C35])^2" office:value-type="float" office:value="-2656.4775738057">
            <text:p>-2656.4775738057</text:p>
          </table:table-cell>
          <table:table-cell table:formula="of:=SQRT(([.F19]*[.C21])^2+([.F20]*[.C29])^2+([.F21]*[.C37])^2)" office:value-type="float" office:value="16.6621818109243">
            <text:p>16.6621818109</text:p>
          </table:table-cell>
        </table:table-row>
        <table:table-row table:style-name="ro1">
          <table:table-cell office:value-type="float" office:value="2.7506">
            <text:p>2.7506</text:p>
          </table:table-cell>
          <table:table-cell office:value-type="string">
            <text:p>Unsicherheit</text:p>
          </table:table-cell>
          <table:table-cell table:formula="of:=STDEVP([.A19:.A24])/SQRT(6)" office:value-type="float" office:value="0.0000204124145231456">
            <text:p>2.04124145231456E-005</text:p>
          </table:table-cell>
          <table:table-cell office:value-type="string">
            <text:p>g</text:p>
          </table:table-cell>
          <table:table-cell office:value-type="string">
            <text:p>partial m3</text:p>
          </table:table-cell>
          <table:table-cell table:formula="of:=-[.B8]/([.C19]+[.C27]-[.C35])-([.C19]*[.B6]-([.C35]-[.C27])*[.B8])/([.C19]+[.C27]-[.C35])^2" office:value-type="float" office:value="-2658.86185078554">
            <text:p>-2658.8618507856</text:p>
          </table:table-cell>
          <table:table-cell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6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6"/>
        </table:table-row>
        <table:table-row table:style-name="ro1">
          <table:table-cell office:value-type="float" office:value="2.7505">
            <text:p>2.750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yknometer (voll)</text:p>
          </table:table-cell>
          <table:table-cell table:number-columns-repeated="6"/>
        </table:table-row>
        <table:table-row table:style-name="ro1">
          <table:table-cell office:value-type="float" office:value="51.5614">
            <text:p>51.5614</text:p>
          </table:table-cell>
          <table:table-cell office:value-type="string">
            <text:p>Mittelwert</text:p>
          </table:table-cell>
          <table:table-cell table:formula="of:=MEDIAN([.A27:.A32])" office:value-type="float" office:value="51.57895">
            <text:p>51.57895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.5776">
            <text:p>51.5776</text:p>
          </table:table-cell>
          <table:table-cell table:number-columns-repeated="6"/>
        </table:table-row>
        <table:table-row table:style-name="ro1">
          <table:table-cell office:value-type="float" office:value="51.583">
            <text:p>51.583</text:p>
          </table:table-cell>
          <table:table-cell office:value-type="string">
            <text:p>Unsicherheit</text:p>
          </table:table-cell>
          <table:table-cell table:formula="of:=STDEVP([.A27:.A32])/SQRT(6)" office:value-type="float" office:value="0.0029741867858354">
            <text:p>0.0029741868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.581">
            <text:p>51.581</text:p>
          </table:table-cell>
          <table:table-cell table:number-columns-repeated="6"/>
        </table:table-row>
        <table:table-row table:style-name="ro1">
          <table:table-cell office:value-type="float" office:value="51.5803">
            <text:p>51.5803</text:p>
          </table:table-cell>
          <table:table-cell table:number-columns-repeated="6"/>
        </table:table-row>
        <table:table-row table:style-name="ro1">
          <table:table-cell office:value-type="float" office:value="51.5728">
            <text:p>51.572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yknometer (voll) m. Alu</text:p>
          </table:table-cell>
          <table:table-cell table:number-columns-repeated="6"/>
        </table:table-row>
        <table:table-row table:style-name="ro1">
          <table:table-cell office:value-type="float" office:value="53.3395">
            <text:p>53.3395</text:p>
          </table:table-cell>
          <table:table-cell office:value-type="string">
            <text:p>Mittelwert</text:p>
          </table:table-cell>
          <table:table-cell table:formula="of:=MEDIAN([.A35:.A40])" office:value-type="float" office:value="53.3137">
            <text:p>53.3137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3.3153">
            <text:p>53.3153</text:p>
          </table:table-cell>
          <table:table-cell table:number-columns-repeated="6"/>
        </table:table-row>
        <table:table-row table:style-name="ro1">
          <table:table-cell office:value-type="float" office:value="53.32">
            <text:p>53.32</text:p>
          </table:table-cell>
          <table:table-cell office:value-type="string">
            <text:p>Unsicherheit</text:p>
          </table:table-cell>
          <table:table-cell table:formula="of:=STDEVP([.A35:.A40])/SQRT(6)" office:value-type="float" office:value="0.00551732960098673">
            <text:p>0.0055173296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3.304">
            <text:p>53.304</text:p>
          </table:table-cell>
          <table:table-cell table:number-columns-repeated="6"/>
        </table:table-row>
        <table:table-row table:style-name="ro1">
          <table:table-cell office:value-type="float" office:value="53.3121">
            <text:p>53.3121</text:p>
          </table:table-cell>
          <table:table-cell table:number-columns-repeated="6"/>
        </table:table-row>
        <table:table-row table:style-name="ro1">
          <table:table-cell office:value-type="float" office:value="53.2965">
            <text:p>53.296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yknometer (voll) m. Kupfer</text:p>
          </table:table-cell>
          <table:table-cell table:number-columns-repeated="6"/>
        </table:table-row>
        <table:table-row table:style-name="ro1">
          <table:table-cell office:value-type="float" office:value="59.5539">
            <text:p>59.5539</text:p>
          </table:table-cell>
          <table:table-cell office:value-type="string">
            <text:p>Mittelwert</text:p>
          </table:table-cell>
          <table:table-cell table:formula="of:=MEDIAN([.A43:.A48])" office:value-type="float" office:value="59.55555">
            <text:p>59.55555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9.5548">
            <text:p>59.5548</text:p>
          </table:table-cell>
          <table:table-cell table:number-columns-repeated="6"/>
        </table:table-row>
        <table:table-row table:style-name="ro1">
          <table:table-cell office:value-type="float" office:value="59.5552">
            <text:p>59.5552</text:p>
          </table:table-cell>
          <table:table-cell office:value-type="string">
            <text:p>Unsicherheit</text:p>
          </table:table-cell>
          <table:table-cell table:formula="of:=STDEVP([.A43:.A48])/SQRT(6)" office:value-type="float" office:value="0.00082113291205442">
            <text:p>0.00082113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9.5599">
            <text:p>59.5599</text:p>
          </table:table-cell>
          <table:table-cell table:number-columns-repeated="6"/>
        </table:table-row>
        <table:table-row table:style-name="ro1">
          <table:table-cell office:value-type="float" office:value="59.5577">
            <text:p>59.5577</text:p>
          </table:table-cell>
          <table:table-cell table:number-columns-repeated="6"/>
        </table:table-row>
        <table:table-row table:style-name="ro1">
          <table:table-cell office:value-type="float" office:value="59.5559">
            <text:p>59.5559</text:p>
          </table:table-cell>
          <table:table-cell table:number-columns-repeated="6"/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3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4T12:49:27</meta:creation-date>
    <dc:date>2012-01-24T13:51:50</dc:date>
    <meta:editing-duration>PT1H2M25S</meta:editing-duration>
    <meta:editing-cycles>27</meta:editing-cycles>
    <meta:generator>LibreOffice/3.4$Linux LibreOffice_project/340m1$Build-402</meta:generator>
    <meta:document-statistic meta:table-count="4" meta:cell-count="107" meta:object-count="0"/>
  </office:meta>
</office:document-meta>
</file>